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d69d8" officeooo:paragraph-rsid="000d69d8"/>
    </style:style>
    <style:style style:name="P2" style:family="paragraph" style:parent-style-name="Standard">
      <style:paragraph-properties fo:line-height="150%"/>
      <style:text-properties officeooo:rsid="000d8b41" officeooo:paragraph-rsid="000d8b41"/>
    </style:style>
    <style:style style:name="P3" style:family="paragraph" style:parent-style-name="Standard">
      <style:paragraph-properties fo:line-height="150%"/>
      <style:text-properties officeooo:rsid="000ed01e" officeooo:paragraph-rsid="000ed01e"/>
    </style:style>
    <style:style style:name="P4" style:family="paragraph" style:parent-style-name="Standard">
      <style:paragraph-properties fo:line-height="150%"/>
      <style:text-properties officeooo:rsid="000ed01e" officeooo:paragraph-rsid="0011a6e2"/>
    </style:style>
    <style:style style:name="P5" style:family="paragraph" style:parent-style-name="Standard" style:list-style-name="L1">
      <style:paragraph-properties fo:line-height="150%"/>
      <style:text-properties officeooo:rsid="0011a6e2" officeooo:paragraph-rsid="0011a6e2"/>
    </style:style>
    <style:style style:name="P6" style:family="paragraph" style:parent-style-name="Standard" style:list-style-name="L2">
      <style:paragraph-properties fo:line-height="150%"/>
      <style:text-properties officeooo:rsid="0011a6e2" officeooo:paragraph-rsid="0011a6e2"/>
    </style:style>
    <style:style style:name="P7" style:family="paragraph" style:parent-style-name="Standard">
      <style:paragraph-properties fo:line-height="150%"/>
      <style:text-properties officeooo:paragraph-rsid="000d8b41"/>
    </style:style>
    <style:style style:name="P8" style:family="paragraph" style:parent-style-name="Standard" style:list-style-name="L1">
      <style:paragraph-properties fo:line-height="150%"/>
      <style:text-properties officeooo:paragraph-rsid="000d8b41"/>
    </style:style>
    <style:style style:name="P9" style:family="paragraph" style:parent-style-name="Standard" style:list-style-name="L2">
      <style:paragraph-properties fo:line-height="150%"/>
      <style:text-properties officeooo:paragraph-rsid="0011a6e2"/>
    </style:style>
    <style:style style:name="P10" style:family="paragraph" style:parent-style-name="Standard" style:list-style-name="L2">
      <style:paragraph-properties fo:line-height="150%"/>
      <style:text-properties officeooo:rsid="0012e97a" officeooo:paragraph-rsid="0012e97a"/>
    </style:style>
    <style:style style:name="P11" style:family="paragraph" style:parent-style-name="Standard" style:list-style-name="L1">
      <style:paragraph-properties fo:line-height="150%"/>
      <style:text-properties officeooo:rsid="00141f57" officeooo:paragraph-rsid="00141f57"/>
    </style:style>
    <style:style style:name="P12" style:family="paragraph" style:parent-style-name="Standard" style:list-style-name="L2">
      <style:paragraph-properties fo:line-height="150%"/>
      <style:text-properties officeooo:rsid="00141f57" officeooo:paragraph-rsid="00141f57"/>
    </style:style>
    <style:style style:name="T1" style:family="text">
      <style:text-properties officeooo:rsid="000d69d8"/>
    </style:style>
    <style:style style:name="T2" style:family="text">
      <style:text-properties style:text-position="super 58%"/>
    </style:style>
    <style:style style:name="T3" style:family="text">
      <style:text-properties officeooo:rsid="000ed01e"/>
    </style:style>
    <style:style style:name="T4" style:family="text">
      <style:text-properties officeooo:rsid="000f0157"/>
    </style:style>
    <style:style style:name="T5" style:family="text">
      <style:text-properties officeooo:rsid="0010c407"/>
    </style:style>
    <style:style style:name="T6" style:family="text">
      <style:text-properties officeooo:rsid="0011a6e2"/>
    </style:style>
    <style:style style:name="T7" style:family="text">
      <style:text-properties officeooo:rsid="001924c6"/>
    </style:style>
    <style:style style:name="T8" style:family="text">
      <style:text-properties officeooo:rsid="001b064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t Buland</text:p>
      <text:p text:style-name="P1">January 16<text:span text:style-name="T2">th</text:span>, 2014</text:p>
      <text:p text:style-name="P1">Homework #1.A</text:p>
      <text:p text:style-name="P1"/>
      <text:p text:style-name="P1">Summary/<text:span text:style-name="T8">Response</text:span> To:</text:p>
      <text:p text:style-name="P1">Wireless Sensor Networks: Technology and Applications </text:p>
      <text:p text:style-name="P1">Kris Pister, Berkeley </text:p>
      <text:p text:style-name="P1">https://www.youtube.com/watch?v=PVH1K1Eocz0 </text:p>
      <text:p text:style-name="P1"/>
      <text:p text:style-name="P1">1. Pister's talk is a solid overview of the many-facetted applications for wireless sensors networks. He talks specifically about the commercial product line that he worked on: Dust; a product that aims to replace wired sensor networks with equivalent wireless networks. To argue this product choice, he makes many arguments for the benefits from using a wireless network. One of his final driving points to customers is to market a Dust network as a wireless conduit, replacing in-wall conduit. This specific difference causes a very large difference in installation cost; a major advantage to Dust <text:span text:style-name="T7">Networks, and to all wireless sensor networks.</text:span></text:p>
      <text:p text:style-name="P1"/>
      <text:p text:style-name="P7"><text:span text:style-name="T1">2.</text:span></text:p>
      <text:list xml:id="list8614959443910325322" text:style-name="L1">
        <text:list-item>
          <text:p text:style-name="P8"><text:span text:style-name="T1">The power utilization results that were seen are astounding. 5 years on a C-cell battery is a surprisingly long time; it almost seams infeasible. Makes you wonder what Rx/Tx prevention tricks they did to make the battery last so long.</text:span></text:p>
        </text:list-item>
        <text:list-item>
          <text:p text:style-name="P5">The security implementation was surprising. Though I may be mostly coming at it from a hobbyist perspective. The overhead for their security methods are quite minimal though. But I doubt it's very secure. You can only be so secure with such limited resources.</text:p>
        </text:list-item>
        <text:list-item>
          <text:p text:style-name="P11">There's a larger set of industrial companies investing in wireless sensor networks than I would have initially expected. There are some big-name industrial companies mentioned in this talk.</text:p>
        </text:list-item>
      </text:list>
      <text:p text:style-name="P2">3. By removing wires from a sensor network, the largest benefit I see is portability. With traditional wired networks, moving a fully installed system can be extremely difficult; increasing quickly in difficulty with number of sensors installed. By going wireless, the difficulty <text:span text:style-name="T3">for moving a system gets closer to being directly proportional to the number of sensors.</text:span></text:p>
      <text:p text:style-name="P2"/>
      <text:p text:style-name="P3">4. Biggest challenge of WSN adaptation: predicting RF <text:span text:style-name="T5">on an open spectrum.</text:span> <text:span text:style-name="T4">Such an odd, complicated, but powerful technology. The dependence on bouncing EM-waves causes many </text:span><text:soft-page-break/><text:span text:style-name="T4">problems in uncontrolled environments. Pister mentions some problems that they had: many days of a channel being unusable. Without channel-switching, the WSN could be inoperable for the entire duration, and switching channels doesn't sound easy at all. Other potential problems I could see are durability of the sensors; they don't seem particularly durable in extreme environments. Solving these problems isn't something I could probably consider. I'd need a bigger focus on EM-waves. And consistently, all I hear about how RF works is “black magic.” Channel switching seems like a logical solution that can cover a variety of scenarios, but at the cost of a complex implementation, and a potential to have the network fall apart (what happens if someone starts blasting on all channels for 5 days?). Are there better frequency bands that can suit themselves better for specific environment? And with that, could multiple bands be used? Eg: Wi-Fi AC, which utilizes <text:s/>2.5 and 5.0GHz bands. Could result in an increase in power, but would the potential for double reliability be worth it?</text:span></text:p>
      <text:p text:style-name="P3"/>
      <text:p text:style-name="P3">5. Wonders while watching the video: <text:span text:style-name="T5">It's 2013; 6 years later: how accurate were the predictions presented in the talk? Is there now a concensus to go with wireless sensors now (among industry)? Also, performance, efficiency, and relability surely have gotten better; what are the possibilities now, that didn't used to be feasible?</text:span></text:p>
      <text:p text:style-name="P3"/>
      <text:p text:style-name="P4">6. Issues I had with the video:</text:p>
      <text:list xml:id="list3185490626287663338" text:style-name="L2">
        <text:list-item>
          <text:p text:style-name="P9"><text:span text:style-name="T6">His budget was 40 million... Where did that go?</text:span></text:p>
        </text:list-item>
        <text:list-item>
          <text:p text:style-name="P6">He assumed time syncronization for most of the video, and also focused on time-division mote multiplexing. TDM is not something I would say is an efficient method for mote transmission. Easy to do, sure, but there's no way that's the most effective methodology. But what do I know? I've barely worked with WSNs.</text:p>
        </text:list-item>
        <text:list-item>
          <text:p text:style-name="P10">I was surprised with the closed nature of the dust chip. Though to guarantee 5-9s of network reliability, measures like that seem to be necessary.</text:p>
        </text:list-item>
        <text:list-item>
          <text:p text:style-name="P12">How big of a solar panel would be need to keep an arduino continuously transmitting (assuming pure sunny days). Is it thus feasible for a mote to be in deployment until chip creep becomes the primary concern? With such low-power devices, ideas like this can become possib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17:36:35.663789677</meta:creation-date>
    <dc:date>2014-01-16T20:37:47.334963397</dc:date>
    <meta:editing-duration>PT2H30M18S</meta:editing-duration>
    <meta:editing-cycles>9</meta:editing-cycles>
    <meta:generator>LibreOffice/4.1.4.2$Linux_X86_64 LibreOffice_project/410m0$Build-2</meta:generator>
    <meta:document-statistic meta:table-count="0" meta:image-count="0" meta:object-count="0" meta:page-count="2" meta:paragraph-count="20" meta:word-count="691" meta:character-count="4295" meta:non-whitespace-character-count="3624"/>
  </office:meta>
</office:document-meta>
</file>